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E70000027508849E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cm" draw:marker-start-width="0.245cm" draw:marker-end-width="0.245cm" draw:fill="solid" draw:fill-color="#ffffcc" draw:opacity="40%" draw:textarea-horizontal-align="justify" draw:textarea-vertical-align="middle" draw:auto-grow-height="false" fo:padding-top="0.14cm" fo:padding-bottom="0.14cm" fo:padding-left="0.265cm" fo:padding-right="0.265cm" draw:shadow-opacity="40%"/>
    </style:style>
    <style:style style:name="gr3" style:family="graphic" style:parent-style-name="standard">
      <style:graphic-properties draw:stroke="solid" draw:stroke-dash="Ultrafine_20_Dashed" svg:stroke-width="0.05cm" svg:stroke-color="#6666ff" draw:marker-start-width="0.355cm" draw:marker-end-width="0.355cm" draw:fill="solid" draw:fill-color="#66ffff" draw:textarea-horizontal-align="left" draw:auto-grow-height="true" draw:auto-grow-width="false" fo:min-height="0.383cm" fo:min-width="0cm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7.999cm" svg:height="11.654cm" svg:x="0.001cm" svg:y="3.2cm">
            <draw:image xlink:href="Pictures/10000000000005E70000027508849E59.png" xlink:type="simple" xlink:show="embed" xlink:actuate="onLoad">
              <text:p/>
            </draw:image>
          </draw:frame>
          <draw:g>
            <draw:custom-shape draw:style-name="gr2" draw:text-style-name="P1" draw:layer="layout" svg:width="0.165cm" svg:height="5.514cm" svg:x="13.544cm" svg:y="8.3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3.179cm" svg:height="0.683cm" svg:x="12.029cm" svg:y="7.837cm">
              <draw:text-box>
                <text:p text:style-name="P2">Isoform 5a exon</text:p>
              </draw:text-box>
            </draw:frame>
          </draw:g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8:00:45.362451265</meta:creation-date>
    <dc:date>2017-10-14T00:40:09.082317239</dc:date>
    <meta:editing-duration>PT3H23M16S</meta:editing-duration>
    <meta:editing-cycles>2</meta:editing-cycles>
    <meta:generator>LibreOffice/4.2.8.2$Linux_X86_64 LibreOffice_project/420m0$Build-2</meta:generator>
    <meta:document-statistic meta:object-count="28"/>
  </office:meta>
</office:document-meta>
</file>